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72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9cm" svg:x="8.3cm" svg:y="4.7cm">
          <text:p text:style-name="P1">Inicializace </text:p>
          <text:p text:style-name="P1">smyčk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cm" svg:y1="1.9cm" svg:x2="10.2cm" svg:y2="4.7cm">
          <text:p/>
        </draw:line>
        <draw:frame draw:style-name="gr3" draw:layer="layout" svg:width="6.5cm" svg:height="1.55cm" svg:x="10.3cm" svg:y="2.75cm">
          <draw:text-box>
            <text:p>Začátek smyčky</text:p>
          </draw:text-box>
        </draw:frame>
        <draw:custom-shape draw:style-name="gr1" draw:text-style-name="P1" draw:layer="layout" svg:width="3.9cm" svg:height="3.9cm" svg:x="12.8cm" svg:y="10.8cm">
          <text:p text:style-name="P1">Konec tah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12.9cm" svg:y="16.6cm">
          <text:p text:style-name="P1">Validace </text:p>
          <text:p text:style-name="P1">tah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4cm" svg:y="16.6cm">
          <text:p text:style-name="P1">Kontrola </text:p>
          <text:p text:style-name="P1">vítězstv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3.9cm" svg:y="10.6cm">
          <text:p text:style-name="P1">Čekej na</text:p>
          <text:p text:style-name="P1">nový t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8.4cm" svg:y="22.6cm">
          <text:p text:style-name="P1">Konec </text:p>
          <text:p text:style-name="P1">smyčk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cm" svg:y1="8.1cm" svg:x2="13.8cm" svg:y2="11cm">
          <text:p/>
        </draw:line>
        <draw:frame draw:style-name="gr4" draw:layer="layout" svg:width="2.441cm" svg:height="0.962cm" svg:x="12.559cm" svg:y="8.638cm">
          <draw:text-box>
            <text:p>1. hráč</text:p>
          </draw:text-box>
        </draw:frame>
        <draw:line draw:style-name="gr2" draw:text-style-name="P1" draw:layer="layout" svg:x1="12.9cm" svg:y1="18.6cm" svg:x2="7.9cm" svg:y2="18.6cm">
          <text:p/>
        </draw:line>
        <draw:line draw:style-name="gr2" draw:text-style-name="P1" draw:layer="layout" svg:x1="7.8cm" svg:y1="12.7cm" svg:x2="12.8cm" svg:y2="12.7cm">
          <text:p/>
        </draw:line>
        <draw:line draw:style-name="gr2" draw:text-style-name="P1" draw:layer="layout" svg:x1="5.901cm" svg:y1="16.6cm" svg:x2="5.901cm" svg:y2="14.5cm">
          <text:p/>
        </draw:line>
        <draw:line draw:style-name="gr2" draw:text-style-name="P1" draw:layer="layout" svg:x1="14.8cm" svg:y1="14.7cm" svg:x2="14.85cm" svg:y2="16.7cm">
          <text:p/>
        </draw:line>
        <draw:line draw:style-name="gr2" draw:text-style-name="P1" draw:layer="layout" svg:x1="8.9cm" svg:y1="8.1cm" svg:x2="7cm" svg:y2="10.9cm">
          <text:p/>
        </draw:line>
        <draw:frame draw:style-name="gr4" draw:layer="layout" svg:width="2.441cm" svg:height="0.962cm" svg:x="5.6cm" svg:y="8.438cm">
          <draw:text-box>
            <text:p>2. hráč</text:p>
          </draw:text-box>
        </draw:frame>
        <draw:frame draw:style-name="gr5" draw:text-style-name="P1" draw:layer="layout" svg:width="3.4cm" svg:height="1.973cm" svg:x="15cm" svg:y="14.627cm">
          <draw:text-box>
            <text:p text:style-name="P1">Konec tahu přijat</text:p>
          </draw:text-box>
        </draw:frame>
        <draw:frame draw:style-name="gr6" draw:layer="layout" svg:width="3.1cm" svg:height="1.25cm" svg:x="9cm" svg:y="11.75cm">
          <draw:text-box>
            <text:p>Můj tah</text:p>
          </draw:text-box>
        </draw:frame>
        <draw:frame draw:style-name="gr7" draw:layer="layout" svg:width="3.4cm" svg:height="0.962cm" svg:x="6.2cm" svg:y="15.1cm">
          <draw:text-box>
            <text:p>Není vítěz</text:p>
          </draw:text-box>
        </draw:frame>
        <draw:line draw:style-name="gr2" draw:text-style-name="P1" draw:layer="layout" svg:x1="7.1cm" svg:y1="20.2cm" svg:x2="9.1cm" svg:y2="23.2cm">
          <text:p/>
        </draw:line>
        <draw:frame draw:style-name="gr6" draw:layer="layout" svg:width="3.5cm" svg:height="1.25cm" svg:x="8cm" svg:y="20.7cm">
          <draw:text-box>
            <text:p>Vítě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shroomer </meta:initial-creator>
    <meta:creation-date>2017-01-26T19:52:10.715560546</meta:creation-date>
    <dc:date>2017-01-26T20:03:51.728431126</dc:date>
    <dc:creator>Mushroomer </dc:creator>
    <meta:editing-duration>PT9M35S</meta:editing-duration>
    <meta:editing-cycles>6</meta:editing-cycles>
    <meta:generator>LibreOffice/4.2.2.1$Linux_X86_64 LibreOffice_project/3be8cda0bddd8e430d8cda1ebfd581265cca5a0f</meta:generator>
    <meta:document-statistic meta:object-count="21"/>
  </office:meta>
</office:document-meta>
</file>